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3955696852022614705"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5990917910759599327"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861803818395610183"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7311740220768070516"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5T20:54:39.76</dc:date>
    <dc:creator>James Lombardi</dc:creator>
    <meta:editing-duration>P1DT21H39M55S</meta:editing-duration>
    <meta:editing-cycles>258</meta:editing-cycles>
    <meta:generator>OpenOffice/4.1.2$Win32 OpenOffice.org_project/412m3$Build-9782</meta:generator>
    <meta:document-statistic meta:table-count="0" meta:image-count="0" meta:object-count="0" meta:page-count="39" meta:paragraph-count="1035" meta:word-count="11312" meta:character-count="55594"/>
  </office:meta>
</office:document-meta>
</file>